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6pt" officeooo:rsid="001cf978" officeooo:paragraph-rsid="001cf978" style:font-size-asian="16pt" style:font-size-complex="16pt"/>
    </style:style>
    <style:style style:name="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P3" style:family="paragraph" style:parent-style-name="Table_20_Contents">
      <style:text-properties style:font-name-complex="Times New Roman1"/>
    </style:style>
    <style:style style:name="P4" style:family="paragraph" style:parent-style-name="Standard">
      <style:paragraph-properties fo:text-align="end" style:justify-single-word="false" style:shadow="none" style:writing-mode="page"/>
    </style:style>
    <style:style style:name="P5" style:family="paragraph" style:parent-style-name="Standard">
      <style:text-properties fo:font-style="normal" officeooo:rsid="004b8767" officeooo:paragraph-rsid="004b8767" style:font-style-asian="normal" style:font-style-complex="normal"/>
    </style:style>
    <style:style style:name="P6" style:family="paragraph" style:parent-style-name="Standard">
      <style:text-properties fo:font-style="normal" officeooo:rsid="00516b9d" officeooo:paragraph-rsid="00516b9d" style:font-style-asian="normal" style:font-style-complex="normal"/>
    </style:style>
    <style:style style:name="P7" style:family="paragraph" style:parent-style-name="Standard">
      <style:text-properties fo:font-style="normal" fo:font-weight="bold" officeooo:rsid="004b8767" officeooo:paragraph-rsid="004b8767" style:font-style-asian="normal" style:font-weight-asian="bold" style:font-style-complex="normal" style:font-weight-complex="bold"/>
    </style:style>
    <style:style style:name="P8" style:family="paragraph" style:parent-style-name="Frame_20_contents">
      <style:text-properties officeooo:rsid="004eb149" officeooo:paragraph-rsid="005046dc"/>
    </style:style>
    <style:style style:name="P9" style:family="paragraph" style:parent-style-name="Frame_20_contents">
      <style:text-properties officeooo:rsid="004849f0" officeooo:paragraph-rsid="005046dc"/>
    </style:style>
    <style:style style:name="T1" style:family="text">
      <style:text-properties officeooo:rsid="00379c3a"/>
    </style:style>
    <style:style style:name="T2" style:family="text">
      <style:text-properties officeooo:rsid="0052407c"/>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variable-decls>
        <text:variable-decl office:value-type="string" text:name="ORT"/>
        <text:variable-decl office:value-type="float" text:nam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mp_name}</text:p>
      <text:p text:style-name="P9">${cnt_first_name} ${cnt_last_name}</text:p>
      <text:p text:style-name="P9">${cmp_street}</text:p>
      <text:p text:style-name="P8"/>
      <text:p text:style-name="P9">${cmp_zip} ${cmp_city}</text:p>
      <text:p text:style-name="P9"/>
      <text:p text:style-name="P4"><text:variable-set text:name="ORT" office:value-type="string">Bremen</text:variable-set> <text:date style:data-style-name="N37" text:date-value="2021-03-18T13:46:25.705999913">18.03.21</text:date></text:p>
      <text:p text:style-name="Standard"/>
      <text:p text:style-name="Standard"/>
      <text:p text:style-name="P7">${job_title}</text:p>
      <text:p text:style-name="P5"/>
      <text:p text:style-name="P5"/>
      <text:p text:style-name="P5">Sehr <text:span text:style-name="T2">geehrter </text:span>${cnt_sex} ${cnt_title} ${cnt_last_name},</text:p>
      <text:p text:style-name="P5"/>
      <text:p text:style-name="P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locktext" style:family="paragraph" style:parent-style-name="Standard">
      <loext:graphic-properties draw:fill="solid" draw:fill-color="#ffffff" draw:opacity="100%"/>
      <style:paragraph-properties fo:margin-left="0.018cm" fo:margin-right="1.219cm" fo:line-height="0.762cm" fo:orphans="0" fo:widows="0" fo:text-indent="0cm" style:auto-text-indent="false" fo:background-color="#ffffff" style:text-autospace="none"/>
      <style:text-properties fo:color="#000000" fo:font-size="19pt" style:font-size-asian="19pt" style:font-size-complex="19pt"/>
    </style:style>
    <style:style style:name="Heading_20_4" style:display-name="Heading 4" style:family="paragraph" style:parent-style-name="Standard" style:next-style-name="Standard" style:default-outline-level="4" style:list-style-name="WW8Num2" style:class="text">
      <style:paragraph-properties fo:text-align="end" style:justify-single-word="false"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4.8cm" style:rel-column-width="18501*"/>
    </style:style>
    <style:style style:name="Tabelle1.B" style:family="table-column">
      <style:table-column-properties style:column-width="12.201cm" style:rel-column-width="47034*"/>
    </style:style>
    <style:style style:name="Tabelle1.A1" style:family="table-cell">
      <style:table-cell-properties fo:padding="0.097cm" fo:border="none"/>
    </style:style>
    <style:style style:name="Tabelle1.B1" style:family="table-cell">
      <style:table-cell-properties fo:padding="0.097cm" fo:border-left="0.05pt solid #000000" fo:border-right="none" fo:border-top="none" fo:border-bottom="none"/>
    </style:style>
    <style:style style:name="MP1" style:family="paragraph" style:parent-style-name="Header">
      <style:text-properties style:font-name="Times New Roman" fo:font-size="16pt" officeooo:rsid="001cf978" officeooo:paragraph-rsid="001cf978" style:font-size-asian="16pt" style:font-size-complex="16pt"/>
    </style:style>
    <style:style style:name="M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MP3" style:family="paragraph" style:parent-style-name="Table_20_Contents">
      <style:text-properties style:font-name-complex="Times New Roman1"/>
    </style:style>
    <style:style style:name="MT1" style:family="text">
      <style:text-properties officeooo:rsid="00379c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Ulrich Kloodt</text:p>
              <text:p text:style-name="MP2"><text:span text:style-name="MT1">Ostendorpstrasse 36</text:span><text:line-break/><text:span text:style-name="MT1">28203 Bremen</text:span><text:line-break/><text:span text:style-name="MT1">0174 2990061</text:span><text:line-break/>ulrich.kloodt@gmx.de</text:p>
            </table:table-cell>
            <table:table-cell table:style-name="Tabelle1.B1" office:value-type="string">
              <text:p text:style-name="MP3"/>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9:56:31.087000000</meta:creation-date>
    <meta:editing-duration>PT2H6M30S</meta:editing-duration>
    <meta:editing-cycles>26</meta:editing-cycles>
    <meta:generator>LibreOffice/5.2.7.2$Windows_x86 LibreOffice_project/2b7f1e640c46ceb28adf43ee075a6e8b8439ed10</meta:generator>
    <dc:date>2021-03-18T13:46:25.605000000</dc:date>
    <meta:document-statistic meta:table-count="1" meta:image-count="0" meta:object-count="0" meta:page-count="1" meta:paragraph-count="10" meta:word-count="123" meta:character-count="832" meta:non-whitespace-character-count="719"/>
  </office:meta>
</office:document-meta>
</file>